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6b9b" officeooo:paragraph-rsid="000e4861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ada20" officeooo:paragraph-rsid="001ada2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0c2ec" officeooo:paragraph-rsid="0012756b"/>
    </style:style>
    <style:style style:name="P4" style:family="paragraph" style:parent-style-name="Standard" style:list-style-name="L1">
      <style:text-properties officeooo:paragraph-rsid="0012756b"/>
    </style:style>
    <style:style style:name="P5" style:family="paragraph" style:parent-style-name="Standard" style:list-style-name="L1">
      <style:text-properties officeooo:paragraph-rsid="0010c2ec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2756b" officeooo:paragraph-rsid="0012756b"/>
    </style:style>
    <style:style style:name="P7" style:family="paragraph" style:parent-style-name="Standard" style:list-style-name="L1">
      <style:text-properties officeooo:paragraph-rsid="00133950"/>
    </style:style>
    <style:style style:name="P8" style:family="paragraph" style:parent-style-name="Standard">
      <style:text-properties officeooo:paragraph-rsid="0020d2a9"/>
    </style:style>
    <style:style style:name="P9" style:family="paragraph" style:parent-style-name="Standard" style:list-style-name="L1">
      <style:text-properties officeooo:paragraph-rsid="001ada20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 style:list-style-name="L1">
      <style:text-properties officeooo:rsid="001b4275" officeooo:paragraph-rsid="001b4275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 officeooo:rsid="001f5ddb" officeooo:paragraph-rsid="001f5ddb"/>
    </style:style>
    <style:style style:name="P13" style:family="paragraph" style:parent-style-name="Standard" style:list-style-name="L1">
      <style:text-properties officeooo:rsid="001f5ddb" officeooo:paragraph-rsid="001f5ddb"/>
    </style:style>
    <style:style style:name="P14" style:family="paragraph" style:parent-style-name="Standard" style:list-style-name="L1">
      <style:text-properties officeooo:rsid="002000a4" officeooo:paragraph-rsid="002000a4"/>
    </style:style>
    <style:style style:name="P15" style:family="paragraph" style:parent-style-name="Standard" style:list-style-name="L2">
      <style:text-properties officeooo:rsid="000e4861" officeooo:paragraph-rsid="000e4861"/>
    </style:style>
    <style:style style:name="P16" style:family="paragraph" style:parent-style-name="Standard" style:list-style-name="L3">
      <style:text-properties officeooo:rsid="000e4861" officeooo:paragraph-rsid="000e4861"/>
    </style:style>
    <style:style style:name="P17" style:family="paragraph" style:parent-style-name="Standard" style:list-style-name="L4">
      <style:text-properties officeooo:rsid="000e4861" officeooo:paragraph-rsid="000e4861"/>
    </style:style>
    <style:style style:name="P18" style:family="paragraph" style:parent-style-name="Standard" style:list-style-name="L4">
      <style:text-properties officeooo:rsid="0010042f" officeooo:paragraph-rsid="0010042f"/>
    </style:style>
    <style:style style:name="P19" style:family="paragraph" style:parent-style-name="Standard">
      <style:text-properties officeooo:rsid="0010042f" officeooo:paragraph-rsid="0010042f"/>
    </style:style>
    <style:style style:name="P20" style:family="paragraph" style:parent-style-name="Standard">
      <style:text-properties officeooo:rsid="00218717" officeooo:paragraph-rsid="00218717"/>
    </style:style>
    <style:style style:name="P21" style:family="paragraph" style:parent-style-name="Standard" style:list-style-name="L5">
      <style:text-properties officeooo:rsid="00218717" officeooo:paragraph-rsid="00218717"/>
    </style:style>
    <style:style style:name="T1" style:family="text">
      <style:text-properties officeooo:rsid="000e4861"/>
    </style:style>
    <style:style style:name="T2" style:family="text">
      <style:text-properties officeooo:rsid="0020d2a9"/>
    </style:style>
    <style:style style:name="T3" style:family="text">
      <style:text-properties style:text-underline-style="solid" style:text-underline-width="auto" style:text-underline-color="font-color" officeooo:rsid="001ada20"/>
    </style:style>
    <style:style style:name="T4" style:family="text">
      <style:text-properties officeooo:rsid="001ada20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officeooo:rsid="000e21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<text:span text:style-name="T1">1: Environment Setup</text:span></text:p>
      <text:list text:style-name="L1">
        <text:list-item>
          <text:p text:style-name="P2">Create a project directory and do everything in that directory</text:p>
        </text:list-item>
        <text:list-item>
          <text:p text:style-name="P3">Setup docker on Ubuntu: </text:p>
          <text:p text:style-name="P4"># Update and install prerequisites<text:line-break/>sudo apt update<text:line-break/>sudo apt install -y ca-certificates curl gnupg lsb-release git wget<text:line-break/><text:line-break/># Add Docker’s official GPG key and repo<text:line-break/>sudo mkdir -p /etc/apt/keyrings<text:line-break/>curl -fsSL <text:a xlink:type="simple" xlink:href="https://download.docker.com/linux/ubuntu/gpg" office:target-frame-name="_blank" xlink:show="new" text:style-name="Internet_20_link" text:visited-style-name="Visited_20_Internet_20_Link">https://download.docker.com/</text:a> | \<text:line-break/>  sudo gpg --dearmor -o /etc/apt/keyrings/docker.gpg<text:line-break/><text:line-break/>echo "deb [arch=$(dpkg --print-architecture) signed-by=/etc/apt/keyrings/<text:line-break/><text:a xlink:type="simple" xlink:href="https://download.docker.com/linux/ubuntu" office:target-frame-name="_blank" xlink:show="new" text:style-name="Internet_20_link" text:visited-style-name="Visited_20_Internet_20_Link">https://download.docker.com/</text:a> $(lsb_release -cs) stable" | \<text:line-break/>  sudo tee /etc/apt/sources.list.d/<text:line-break/><text:line-break/># Install Docker Engine + Compose plugin<text:line-break/>sudo apt update<text:line-break/>sudo apt install -y docker-ce docker-ce-cli <text:a xlink:type="simple" xlink:href="http://containerd.io/" office:target-frame-name="_blank" xlink:show="new" text:style-name="Internet_20_link" text:visited-style-name="Visited_20_Internet_20_Link">containerd.io</text:a> docker-compose-plugin<text:line-break/><text:line-break/># Allow your user to run docker without sudo (start a new shell afterward)<text:line-break/>sudo usermod -aG docker $USER<text:line-break/>newgrp docker<text:line-break/><text:line-break/># Quick sanity check (prints a hello message)</text:p>
          <text:p text:style-name="P5">docker run hello-world</text:p>
        </text:list-item>
        <text:list-item>
          <text:p text:style-name="P6">Get the image for Grobid: </text:p>
          <text:p text:style-name="P7"># Pull the image (≈ 1 GB once)<text:line-break/>docker pull lfoppiano/grobid:0.8.0</text:p>
          <text:p text:style-name="P7"/>
          <text:p text:style-name="P7"># Is the container up?<text:line-break/>docker ps --filter name=grobid<text:line-break/><text:line-break/># Which host port is mapped?<text:line-break/>docker port grobid<text:lin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text:line-break/><text:line-break/># Run it in the background, bound to localhost only (not accessible from other machines)<text:line-break/>docker run -d --name grobid -p 127.0.0.1:8070:8070 lfoppiano/grobid:0.8.0 <text:s text:c="25"/># Is the container up?<text:line-break/>docker ps --filter name=grobid<text:line-break/><text:line-break/># Which host port is mapped?<text:line-break/>docker port grobid<text:line-break/><text:soft-pag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/text:p>
        </text:list-item>
      </text:list>
      <text:p text:style-name="Standard"/>
      <text:p text:style-name="Standard"/>
      <text:p text:style-name="Standard"/>
      <text:p text:style-name="Standard"># Grab a small arXiv PDF to test<text:line-break/>curl -L -o /tmp/test.pdf <text:a xlink:type="simple" xlink:href="https://arxiv.org/pdf/2106.01345.pdf" office:target-frame-name="_blank" xlink:show="new" text:style-name="Internet_20_link" text:visited-style-name="Visited_20_Internet_20_Link">https://arxiv.org/pdf/2106.</text:a><text:line-break/><text:line-break/># POST it to GROBID's fulltext endpoint (this is a POST-only route)<text:line-break/>curl -s -X POST "<text:a xlink:type="simple" xlink:href="http://127.0.0.1:8070/api/processFulltextDocument" office:target-frame-name="_blank" xlink:show="new" text:style-name="Internet_20_link" text:visited-style-name="Visited_20_Internet_20_Link">http://127.0.0.1:8070/api/</text:a>" \<text:line-break/>  -F "input=@/tmp/test.pdf" &gt; /tmp/out.tei<text:line-break/><text:line-break/># Inspect the result (should be TEI XML with sections &amp; paragraphs)<text:line-break/>head -n 40 /tmp/out.tei</text:p>
      <text:p text:style-name="Standard"/>
      <text:p text:style-name="Standard"/>
      <text:p text:style-name="Standard"># Header-only extraction (metadata / title / authors)<text:line-break/>curl -s -X POST "<text:a xlink:type="simple" xlink:href="http://127.0.0.1:8070/api/processHeaderDocument" office:target-frame-name="_blank" xlink:show="new" text:style-name="Internet_20_link" text:visited-style-name="Visited_20_Internet_20_Link">http://127.0.0.1:8070/api/</text:a>" \<text:line-break/>  -F "input=@/tmp/test.pdf" | head<text:line-break/><text:line-break/># Citation string to structured JSON (example of another route):<text:line-break/># curl -s -X POST "<text:a xlink:type="simple" xlink:href="http://127.0.0.1:8070/api/processCitation" office:target-frame-name="_blank" xlink:show="new" text:style-name="Internet_20_link" text:visited-style-name="Visited_20_Internet_20_Link">http://127.0.0.1:8070/api/</text:a>" -F "citations=Vaswani et al. 2017 Attention is all you need"</text:p>
      <text:p text:style-name="Standard"/>
      <text:p text:style-name="P8"><text:span text:style-name="T2">DEBUGGING: </text:span>docker run -d --name grobid \<text:line-break/>  -e JAVA_TOOL_OPTIONS="-XX:-<text:line-break/>  -p 127.0.0.1:8070:8070 \<text:line-break/>  lfoppiano/grobid:0.8.0</text:p>
      <text:list text:continue-numbering="true" text:style-name="L1">
        <text:list-item>
          <text:p text:style-name="P9"><text:span text:style-name="T3">Step up the conda environment</text:span><text:span text:style-name="T4">: create environment.yml file : <text:s text:c="45"/></text:span></text:p>
          <text:p text:style-name="P9"><text:span text:style-name="T5">name</text:span><text:span text:style-name="T6">: </text:span><text:span text:style-name="T7">ResearchPaperFineTune</text:span></text:p>
        </text:list-item>
      </text:list>
      <text:p text:style-name="P10"><text:span text:style-name="T8">channels</text:span>:</text:p>
      <text:p text:style-name="P10">- <text:span text:style-name="T9">conda-forge</text:span></text:p>
      <text:p text:style-name="P10"><text:span text:style-name="T8">dependencies</text:span>:</text:p>
      <text:p text:style-name="P10">- <text:span text:style-name="T9">python=3.11</text:span></text:p>
      <text:p text:style-name="P10">- <text:span text:style-name="T9">pip</text:span></text:p>
      <text:p text:style-name="P10">- <text:span text:style-name="T8">pip</text:span>:</text:p>
      <text:p text:style-name="P10">- <text:span text:style-name="T9">arxiv</text:span></text:p>
      <text:p text:style-name="P10">- <text:span text:style-name="T9">requests</text:span></text:p>
      <text:p text:style-name="P10">- <text:span text:style-name="T9">beautifulsoup4</text:span></text:p>
      <text:p text:style-name="P10">- <text:span text:style-name="T9">python-dotenv</text:span></text:p>
      <text:p text:style-name="P10">- <text:span text:style-name="T9">pyarrow</text:span></text:p>
      <text:p text:style-name="P10">- <text:span text:style-name="T9">tqdm</text:span></text:p>
      <text:p text:style-name="P10">- <text:span text:style-name="T9">openai</text:span></text:p>
      <text:list text:continue-numbering="true" text:style-name="L1">
        <text:list-header>
          <text:p text:style-name="P11">Open the command prompt and go to this directory and enter</text:p>
          <text:list>
            <text:list-item>
              <text:p text:style-name="P11">conda env create -f environment.yml</text:p>
            </text:list-item>
            <text:list-item>
              <text:p text:style-name="P11"><text:soft-page-break/>conda activate ResearchPaperFineTune</text:p>
            </text:list-item>
          </text:list>
        </text:list-header>
        <text:list-item>
          <text:p text:style-name="P12">Setup environment variables for API keys</text:p>
          <text:list>
            <text:list-item>
              <text:p text:style-name="P13">echo "OPENAI_API_KEY=sk-REPLACE_ME" &gt;&gt; .env</text:p>
            </text:list-item>
            <text:list-item>
              <text:p text:style-name="P13">echo "S2_API_KEY=REPLACE_ME" &gt;&gt; .env</text:p>
            </text:list-item>
          </text:list>
        </text:list-item>
        <text:list-item>
          <text:p text:style-name="P14">Create the “data” and “resources” directory inside the main directory</text:p>
        </text:list-item>
        <text:list-item>
          <text:p text:style-name="P14">Add the project to git</text:p>
        </text:list-item>
      </text:list>
      <text:p text:style-name="P1"/>
      <text:p text:style-name="P1"><text:span text:style-name="T1">Step 2</text:span>: Creating the data pipeline for training – <text:span text:style-name="T10">collect_pairs.py</text:span></text:p>
      <text:list text:style-name="L2">
        <text:list-item>
          <text:p text:style-name="P15">Input: </text:p>
        </text:list-item>
      </text:list>
      <text:list text:style-name="L3">
        <text:list-item>
          <text:list>
            <text:list-item>
              <text:p text:style-name="P16">Number of abstracts to scrap</text:p>
            </text:list-item>
            <text:list-item>
              <text:p text:style-name="P16">Number of full papers to scrap</text:p>
            </text:list-item>
            <text:list-item>
              <text:p text:style-name="P16">Start date</text:p>
            </text:list-item>
            <text:list-item>
              <text:p text:style-name="P16">End date</text:p>
            </text:list-item>
          </text:list>
        </text:list-item>
      </text:list>
      <text:list text:style-name="L4">
        <text:list-item>
          <text:p text:style-name="P17">Output</text:p>
          <text:list>
            <text:list-item>
              <text:p text:style-name="P18">the abstracts and full papers with a summary pair from btwn the start and end date</text:p>
            </text:list-item>
          </text:list>
        </text:list-item>
      </text:list>
      <text:p text:style-name="P19"/>
      <text:p text:style-name="P20">Step 3: Setting up Llama 3 and Inference</text:p>
      <text:list text:style-name="L5">
        <text:list-item>
          <text:p text:style-name="P21">Activate the conda env</text:p>
        </text:list-item>
        <text:list-item>
          <text:p text:style-name="P21">pip install "torch==2.3.1" "torchvision==0.18.1" --index-url https://download.pytorch.org/whl/cu121</text:p>
        </text:list-item>
        <text:list-item>
          <text:p text:style-name="P21">pip install "transformers&gt;=4.43.3" "datasets&gt;=2.20.0" "accelerate&gt;=0.33.0" "bitsandbytes&gt;=0.43.1" "peft&gt;=0.11.1" "trl&gt;=0.9.6" "evaluate&gt;=0.4.2" <text:s text:c="12"/>"rouge-score&gt;=0.1.2" "bert-score&gt;=0.3.13" "sentencepiece" "rank-bm25" "pandas" "pyarrow" "tqdm" "einops"</text:p>
        </text:list-item>
        <text:list-item>
          <text:p text:style-name="P21">Go in the project directory on terminal</text:p>
        </text:list-item>
        <text:list-item>
          <text:p text:style-name="P21">Enter command: huggingface-cli login</text:p>
        </text:list-item>
        <text:list-item>
          <text:p text:style-name="P21">Then enter hugging face token</text:p>
        </text:list-item>
        <text:list-item>
          <text:p text:style-name="P21">Go to: <text:a xlink:type="simple" xlink:href="https://huggingface.co/meta-llama/Meta-Llama-3-8B" text:style-name="Internet_20_link" text:visited-style-name="Visited_20_Internet_20_Link">https://huggingface.co/meta-llama/Meta-Llama-3-8B</text:a></text:p>
          <text:list>
            <text:list-item>
              <text:p text:style-name="P21">Request access</text:p>
            </text:list-item>
            <text:list-item>
              <text:p text:style-name="P21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5:08.533446133</meta:creation-date>
    <meta:generator>LibreOffice/25.2.6.2$Linux_X86_64 LibreOffice_project/40d1a0e1d5bdf1afaeae24d9ece32bbb00fa66a4</meta:generator>
    <dc:date>2025-10-08T12:18:17.657486925</dc:date>
    <meta:editing-duration>PT1H43M35S</meta:editing-duration>
    <meta:editing-cycles>10</meta:editing-cycles>
    <meta:document-statistic meta:table-count="0" meta:image-count="0" meta:object-count="0" meta:page-count="3" meta:paragraph-count="52" meta:word-count="576" meta:character-count="4083" meta:non-whitespace-character-count="3476"/>
  </office:meta>
</office:document-meta>
</file>